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347b" officeooo:paragraph-rsid="0018347b"/>
    </style:style>
    <style:style style:name="P2" style:family="paragraph" style:parent-style-name="Standard">
      <style:text-properties fo:font-variant="normal" fo:text-transform="none" fo:letter-spacing="normal" fo:font-style="normal" fo:font-weight="normal" officeooo:rsid="0018347b" officeooo:paragraph-rsid="0018347b"/>
    </style:style>
    <style:style style:name="T1" style:family="text">
      <style:text-properties officeooo:rsid="001afe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g system</text:p>
      <text:p text:style-name="P1"/>
      <text:p text:style-name="P2">A software company provides its programmers and testers with a system through which they can communicate electronically. Thus, each of the mentioned employees has at his disposal a terminal through which:</text:p>
      <text:p text:style-name="P2"><text:tab/>• The verifier can register a bug, giving it a name and a description, and a priority (low, medium, high); immediately after registering the bug, all programmers see the list of bugs updated with the newly introduced object.</text:p>
      <text:p text:style-name="P2"><text:tab/>• Newly introduced bugs will have the status: UNSOLVED.</text:p>
      <text:p text:style-name="P2"><text:tab/>• The list of bugs is ordered in descending order by priority.</text:p>
      <text:p text:style-name="P2"><text:tab/>• The programmer sees the list of bugs and selects the bug/<text:span text:style-name="T1">bugs</text:span> he wants to solve. At this moment, the status of the selected bug becomes: IN PROGRESS.</text:p>
      <text:p text:style-name="P2"><text:tab/>• A programmer can select more bugs to fix.</text:p>
      <text:p text:style-name="P2"><text:tab/>• Bugs selected by the programmer will be deleted from the list of bugs that have the status: UNSOLVED.</text:p>
      <text:p text:style-name="P2"><text:tab/>• The programmer views the list of bugs; also, the programmer can select a bug from the list of bugs selected by him for resolution and can trigger a button declaring that the bug has been removed, in which case the bug is removed from the list of all programmers and the bug status becomes:SOLVED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5.1.2$Linux_X86_64 LibreOffice_project/50$Build-2</meta:generator>
    <dc:date>2023-03-27T11:23:53.841133952</dc:date>
    <meta:editing-duration>PT2H25M46S</meta:editing-duration>
    <meta:editing-cycles>2</meta:editing-cycles>
    <meta:document-statistic meta:table-count="0" meta:image-count="0" meta:object-count="0" meta:page-count="1" meta:paragraph-count="9" meta:word-count="203" meta:character-count="1157" meta:non-whitespace-character-count="956"/>
  </office:meta>
</office:document-meta>
</file>